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Erwtensoep van Pierre<text:s/>(10 liter)</text:p>
      <text:p text:style-name="Normal">2 kg spliterwten</text:p>
      <text:p text:style-name="Normal">1 kg prei</text:p>
      <text:p text:style-name="Normal">1 kg aardappelen</text:p>
      <text:p text:style-name="Normal">1 flinke knolselderij</text:p>
      <text:p text:style-name="Normal">1 winterwortel (plm. ¼ kg)</text:p>
      <text:p text:style-name="Normal">1 à 2 kg varkensvlees (hamschijf, krabbetjes/hamlappen)</text:p>
      <text:p text:style-name="P2">2 eetlepels<text:s/>zout (naar smaak)</text:p>
      <text:p text:style-name="P3">Naar<text:s/>smaak (d.w.z.:<text:s/>al of niet): rookworst, bladselderij.</text:p>
      <text:p text:style-name="P4"/>
      <text:p text:style-name="Normal"/>
      <text:p text:style-name="Normal">Vlees met 1 liter water en zout 2 uur laten garen.<text:s/></text:p>
      <text:p text:style-name="Normal">Spliterwten met 3 liter water laten garen (uurtje, op vlamverdeler en af en toe roeren).<text:s/></text:p>
      <text:p text:style-name="Normal">De groene helft van de prei met aardappelen, knol en wortel klein snijden en met 1,5 liter water laten garen.<text:s/></text:p>
      <text:p text:style-name="Normal">Als alles gaar is alles<text:s/>(in een pan van 10 liter of meer)<text:s/>bij elkaar mikken (vlees ontbotten en klein snijden) en even laten doorkoken/roeren.<text:s/></text:p>
      <text:p text:style-name="Normal">Witte preihelften klein snijden en er door roeren. Weinig of niet laten doorkoken.<text:s/></text:p>
      <text:p text:style-name="Normal">Bladselderij klein snijden en apart er bij serveren (evenals de rookworst).</text:p>
      <text:p text:style-name="Normal"/>
      <text:p text:style-name="Normal">Tip: als je de groenten heel fijn snijdt (met name: de aardappelen) dan wordt de soep dikker. In grove brokken vind ik hem wat aan de dunne ka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Symbol" style:display-name="Footnote Symbol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style:font-name-complex="Times New Roman" fo:color="#17365D" fo:letter-spacing="0.0034in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 J</meta:initial-creator>
    <dc:creator>Rieks</dc:creator>
    <meta:creation-date>2015-12-21T13:34:00Z</meta:creation-date>
    <dc:date>2015-12-21T14:13:00Z</dc:date>
    <meta:print-date>2015-12-21T13:33:00Z</meta:print-date>
    <meta:template xlink:href="Normal.dotm" xlink:type="simple"/>
    <meta:editing-cycles>4</meta:editing-cycles>
    <meta:editing-duration>PT720S</meta:editing-duration>
    <meta:user-defined meta:name="Info 1"/>
    <meta:user-defined meta:name="Info 2"/>
    <meta:user-defined meta:name="Info 3"/>
    <meta:user-defined meta:name="Info 4"/>
    <meta:user-defined meta:name="Docear4Word_StyleTitle">IEEE</meta:user-defined>
    <meta:document-statistic meta:page-count="1" meta:paragraph-count="1" meta:word-count="150" meta:character-count="975" meta:row-count="6" meta:non-whitespace-character-count="826"/>
  </office:meta>
</office:document-meta>
</file>